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5cm" draw:marker-end-width="0.5cm" draw:fill="none" draw:fill-color="#ff0066" draw:textarea-vertical-align="middle" fo:padding-top="0.175cm" fo:padding-bottom="0.175cm" fo:padding-left="0.3cm" fo:padding-right="0.3cm"/>
    </style:style>
    <style:style style:name="P1" style:family="paragraph">
      <style:text-properties fo:font-size="12pt" fo:font-weight="bold" style:font-size-asian="18pt" style:font-size-complex="18pt"/>
    </style:style>
    <style:style style:name="P2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00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39cm" svg:height="0.725cm" svg:x="5.744cm" svg:y="0.1cm">
          <draw:text-box>
            <text:p text:style-name="P1">p(X1,X2,X3)</text:p>
          </draw:text-box>
        </draw:frame>
        <draw:frame draw:style-name="gr1" draw:text-style-name="P2" draw:layer="layout" svg:width="2.297cm" svg:height="0.725cm" svg:x="2.846cm" svg:y="1.902cm">
          <draw:text-box>
            <text:p text:style-name="P1">(a,X2,X3)</text:p>
          </draw:text-box>
        </draw:frame>
        <draw:frame draw:style-name="gr1" draw:text-style-name="P2" draw:layer="layout" svg:width="2.013cm" svg:height="0.725cm" svg:x="0.5cm" svg:y="4cm">
          <draw:text-box>
            <text:p text:style-name="P1">(a,2,X3)</text:p>
          </draw:text-box>
        </draw:frame>
        <draw:frame draw:style-name="gr1" draw:text-style-name="P2" draw:layer="layout" svg:width="1.73cm" svg:height="0.725cm" svg:x="-0.153cm" svg:y="6.104cm">
          <draw:text-box>
            <text:p text:style-name="P1">(a,2,#)</text:p>
          </draw:text-box>
        </draw:frame>
        <draw:frame draw:style-name="gr1" draw:text-style-name="P2" draw:layer="layout" svg:width="1.907cm" svg:height="0.725cm" svg:x="2.047cm" svg:y="6.005cm">
          <draw:text-box>
            <text:p text:style-name="P1">(a,2,@)</text:p>
          </draw:text-box>
        </draw:frame>
        <draw:frame draw:style-name="gr1" draw:text-style-name="P2" draw:layer="layout" svg:width="2.013cm" svg:height="0.725cm" svg:x="4.047cm" svg:y="3.904cm">
          <draw:text-box>
            <text:p text:style-name="P1">(a,6,X3)</text:p>
          </draw:text-box>
        </draw:frame>
        <draw:frame draw:style-name="gr1" draw:text-style-name="P2" draw:layer="layout" svg:width="2.013cm" svg:height="0.725cm" svg:x="11.447cm" svg:y="3.805cm">
          <draw:text-box>
            <text:p text:style-name="P1">(c,7,X3)</text:p>
          </draw:text-box>
        </draw:frame>
        <draw:frame draw:style-name="gr1" draw:text-style-name="P2" draw:layer="layout" svg:width="1.907cm" svg:height="0.725cm" svg:x="6.047cm" svg:y="6.106cm">
          <draw:text-box>
            <text:p text:style-name="P1">(a,6,@)</text:p>
          </draw:text-box>
        </draw:frame>
        <draw:frame draw:style-name="gr1" draw:text-style-name="P2" draw:layer="layout" svg:width="1.73cm" svg:height="0.725cm" svg:x="4.347cm" svg:y="6.106cm">
          <draw:text-box>
            <text:p text:style-name="P1">(a,6,#)</text:p>
          </draw:text-box>
        </draw:frame>
        <draw:frame draw:style-name="gr1" draw:text-style-name="P2" draw:layer="layout" svg:width="2.297cm" svg:height="0.725cm" svg:x="9.882cm" svg:y="1.9cm">
          <draw:text-box>
            <text:p text:style-name="P1">(c,X2,X3)</text:p>
          </draw:text-box>
        </draw:frame>
        <draw:frame draw:style-name="gr1" draw:text-style-name="P2" draw:layer="layout" svg:width="1.907cm" svg:height="0.725cm" svg:x="12.871cm" svg:y="6.1cm">
          <draw:text-box>
            <text:p text:style-name="P1">(c,7,@)</text:p>
          </draw:text-box>
        </draw:frame>
        <draw:line draw:style-name="gr2" draw:text-style-name="P3" draw:layer="layout" svg:x1="7.1cm" svg:y1="0.7cm" svg:x2="4.1cm" svg:y2="2cm">
          <text:p/>
        </draw:line>
        <draw:line draw:style-name="gr2" draw:text-style-name="P3" draw:layer="measurelines" svg:x1="3.9cm" svg:y1="2.5cm" svg:x2="1.5cm" svg:y2="4cm">
          <text:p/>
        </draw:line>
        <draw:line draw:style-name="gr2" draw:text-style-name="P3" draw:layer="measurelines" svg:x1="1.4cm" svg:y1="4.7cm" svg:x2="0.6cm" svg:y2="6.2cm">
          <text:p/>
        </draw:line>
        <draw:line draw:style-name="gr2" draw:text-style-name="P3" draw:layer="measurelines" svg:x1="1.4cm" svg:y1="4.7cm" svg:x2="2.9cm" svg:y2="6.001cm">
          <text:p/>
        </draw:line>
        <draw:line draw:style-name="gr2" draw:text-style-name="P3" draw:layer="measurelines" svg:x1="5.2cm" svg:y1="4.6cm" svg:x2="5.2cm" svg:y2="6.101cm">
          <text:p/>
        </draw:line>
        <draw:line draw:style-name="gr2" draw:text-style-name="P3" draw:layer="measurelines" svg:x1="5.2cm" svg:y1="4.6cm" svg:x2="6.9cm" svg:y2="6.102cm">
          <text:p/>
        </draw:line>
        <draw:line draw:style-name="gr2" draw:text-style-name="P3" draw:layer="measurelines" svg:x1="5.2cm" svg:y1="4.601cm" svg:x2="5.2cm" svg:y2="6.102cm">
          <text:p/>
        </draw:line>
        <draw:line draw:style-name="gr2" draw:text-style-name="P3" draw:layer="measurelines" svg:x1="3.9cm" svg:y1="2.5cm" svg:x2="5cm" svg:y2="3.9cm">
          <text:p/>
        </draw:line>
        <draw:line draw:style-name="gr2" draw:text-style-name="P3" draw:layer="measurelines" svg:x1="11cm" svg:y1="2.5cm" svg:x2="12.1cm" svg:y2="3.9cm">
          <text:p/>
        </draw:line>
        <draw:line draw:style-name="gr2" draw:text-style-name="P3" draw:layer="measurelines" svg:x1="7.1cm" svg:y1="0.7cm" svg:x2="10.9cm" svg:y2="2cm">
          <text:p/>
        </draw:line>
        <draw:line draw:style-name="gr2" draw:text-style-name="P3" draw:layer="measurelines" svg:x1="12.5cm" svg:y1="4.5cm" svg:x2="13.7cm" svg:y2="6.1cm">
          <text:p/>
        </draw:line>
        <draw:line draw:style-name="gr2" draw:text-style-name="P3" draw:layer="measurelines" svg:x1="3.9cm" svg:y1="2.5cm" svg:x2="7.1cm" svg:y2="4.2cm">
          <text:p/>
        </draw:line>
        <draw:line draw:style-name="gr2" draw:text-style-name="P3" draw:layer="measurelines" svg:x1="11cm" svg:y1="2.5cm" svg:x2="11.1cm" svg:y2="4.4cm">
          <text:p/>
        </draw:line>
        <draw:line draw:style-name="gr2" draw:text-style-name="P3" draw:layer="measurelines" svg:x1="11cm" svg:y1="2.5cm" svg:x2="9.9cm" svg:y2="4.4cm">
          <text:p/>
        </draw:line>
        <draw:line draw:style-name="gr2" draw:text-style-name="P3" draw:layer="measurelines" svg:x1="12.5cm" svg:y1="4.501cm" svg:x2="11.9cm" svg:y2="6.1cm">
          <text:p/>
        </draw:line>
        <draw:line draw:style-name="gr3" draw:text-style-name="P4" draw:layer="measurelines" svg:x1="7.6cm" svg:y1="4.3cm" svg:x2="7cm" svg:y2="4.8cm">
          <text:p/>
        </draw:line>
        <draw:line draw:style-name="gr3" draw:text-style-name="P4" draw:layer="measurelines" svg:x1="7cm" svg:y1="4.3cm" svg:x2="7.6cm" svg:y2="4.8cm">
          <text:p/>
        </draw:line>
        <draw:line draw:style-name="gr3" draw:text-style-name="P4" draw:layer="measurelines" svg:x1="10.2cm" svg:y1="4.4cm" svg:x2="9.6cm" svg:y2="4.9cm">
          <text:p/>
        </draw:line>
        <draw:line draw:style-name="gr3" draw:text-style-name="P4" draw:layer="measurelines" svg:x1="9.6cm" svg:y1="4.4cm" svg:x2="10.2cm" svg:y2="4.9cm">
          <text:p/>
        </draw:line>
        <draw:line draw:style-name="gr3" draw:text-style-name="P4" draw:layer="measurelines" svg:x1="11.4cm" svg:y1="4.4cm" svg:x2="10.8cm" svg:y2="4.9cm">
          <text:p/>
        </draw:line>
        <draw:line draw:style-name="gr3" draw:text-style-name="P4" draw:layer="measurelines" svg:x1="10.8cm" svg:y1="4.4cm" svg:x2="11.4cm" svg:y2="4.9cm">
          <text:p/>
        </draw:line>
        <draw:line draw:style-name="gr3" draw:text-style-name="P4" draw:layer="measurelines" svg:x1="12.2cm" svg:y1="6.2cm" svg:x2="11.6cm" svg:y2="6.7cm">
          <text:p/>
        </draw:line>
        <draw:line draw:style-name="gr3" draw:text-style-name="P4" draw:layer="measurelines" svg:x1="11.6cm" svg:y1="6.2cm" svg:x2="12.2cm" svg:y2="6.7cm">
          <text:p/>
        </draw:line>
        <draw:line draw:style-name="gr3" draw:text-style-name="P4" draw:layer="measurelines" svg:x1="11.4cm" svg:y1="4.4cm" svg:x2="10.8cm" svg:y2="4.9cm">
          <text:p/>
        </draw:line>
        <draw:line draw:style-name="gr3" draw:text-style-name="P4" draw:layer="measurelines" svg:x1="10.8cm" svg:y1="4.4cm" svg:x2="11.4cm" svg:y2="4.9cm">
          <text:p/>
        </draw:line>
        <draw:line draw:style-name="gr2" draw:text-style-name="P3" draw:layer="measurelines" svg:x1="7.1cm" svg:y1="0.7cm" svg:x2="7.9cm" svg:y2="2.4cm">
          <text:p/>
        </draw:line>
        <draw:line draw:style-name="gr3" draw:text-style-name="P4" draw:layer="measurelines" svg:x1="8.2cm" svg:y1="2.4cm" svg:x2="7.6cm" svg:y2="2.9cm">
          <text:p/>
        </draw:line>
        <draw:line draw:style-name="gr3" draw:text-style-name="P4" draw:layer="measurelines" svg:x1="7.6cm" svg:y1="2.4cm" svg:x2="8.2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5:08:02.300947300</meta:creation-date>
    <dc:date>2019-04-20T15:56:06.485521494</dc:date>
    <meta:editing-duration>PT37M50S</meta:editing-duration>
    <meta:editing-cycles>9</meta:editing-cycles>
    <meta:generator>LibreOffice/6.1.5.2$Linux_X86_64 LibreOffice_project/10$Build-2</meta:generator>
    <meta:document-statistic meta:object-count="39"/>
  </office:meta>
</office:document-meta>
</file>